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85cm"/>
    </style:style>
    <style:style style:name="co2" style:family="table-column">
      <style:table-column-properties fo:break-before="auto" style:column-width="1.61cm"/>
    </style:style>
    <style:style style:name="co3" style:family="table-column">
      <style:table-column-properties fo:break-before="auto" style:column-width="3.071cm"/>
    </style:style>
    <style:style style:name="co4" style:family="table-column">
      <style:table-column-properties fo:break-before="auto" style:column-width="2.45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eriment.odg" table:style-name="ta1">
        <table:shapes>
          <draw:frame draw:z-index="0" draw:style-name="gr1" draw:text-style-name="P1" svg:width="14.013cm" svg:height="7.882cm" svg:x="6.23cm" svg:y="1.204cm">
            <draw:object draw:notify-on-update-of-ranges="'experiment.odg'.A1:'experiment.odg'.A1 'experiment.odg'.A2:'experiment.odg'.A352 'experiment.odg'.B1:'experiment.odg'.B1 'experiment.odg'.B2:'experiment.odg'.B352 'experiment.odg'.C1:'experiment.odg'.C1 'experiment.odg'.C2:'experiment.odg'.C3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Read/s</text:p>
          </table:table-cell>
          <table:table-cell table:style-name="ce1" office:value-type="string" calcext:value-type="string">
            <text:p>60s avg</text:p>
          </table:table-cell>
          <table:table-cell table:style-name="ce1" office:value-type="string" calcext:value-type="string">
            <text:p>Threshold value</text:p>
          </table:table-cell>
          <table:table-cell table:style-name="ce1" office:value-type="string" calcext:value-type="string">
            <text:p>safety factor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idden rows here</text:p>
          </table:table-cell>
          <table:table-cell table:number-columns-repeated="2"/>
        </table:table-row>
        <table:table-row table:style-name="ro1" table:visibility="collapse">
          <table:table-cell office:value-type="float" office:value="167936" calcext:value-type="float">
            <text:p>167936</text:p>
          </table:table-cell>
          <table:table-cell table:number-columns-repeated="3"/>
        </table:table-row>
        <table:table-row table:style-name="ro1" table:visibility="collapse">
          <table:table-cell office:value-type="float" office:value="40960" calcext:value-type="float">
            <text:p>40960</text:p>
          </table:table-cell>
          <table:table-cell table:number-columns-repeated="3"/>
        </table:table-row>
        <table:table-row table:style-name="ro1" table:visibility="collapse">
          <table:table-cell office:value-type="float" office:value="8192" calcext:value-type="float">
            <text:p>8192</text:p>
          </table:table-cell>
          <table:table-cell table:number-columns-repeated="3"/>
        </table:table-row>
        <table:table-row table:style-name="ro1" table:visibility="collapse">
          <table:table-cell office:value-type="float" office:value="4096" calcext:value-type="float">
            <text:p>4096</text:p>
          </table:table-cell>
          <table:table-cell table:number-columns-repeated="3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collapse">
          <table:table-cell office:value-type="float" office:value="172032" calcext:value-type="float">
            <text:p>172032</text:p>
          </table:table-cell>
          <table:table-cell table:number-columns-repeated="3"/>
        </table:table-row>
        <table:table-row table:style-name="ro1" table:visibility="collapse">
          <table:table-cell office:value-type="float" office:value="12288" calcext:value-type="float">
            <text:p>12288</text:p>
          </table:table-cell>
          <table:table-cell table:number-columns-repeated="3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collapse">
          <table:table-cell office:value-type="float" office:value="4096" calcext:value-type="float">
            <text:p>4096</text:p>
          </table:table-cell>
          <table:table-cell table:number-columns-repeated="3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collapse">
          <table:table-cell office:value-type="float" office:value="176128" calcext:value-type="float">
            <text:p>176128</text:p>
          </table:table-cell>
          <table:table-cell table:number-columns-repeated="3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collapse">
          <table:table-cell office:value-type="float" office:value="4096" calcext:value-type="float">
            <text:p>4096</text:p>
          </table:table-cell>
          <table:table-cell table:number-columns-repeated="3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collapse">
          <table:table-cell office:value-type="float" office:value="118784" calcext:value-type="float">
            <text:p>118784</text:p>
          </table:table-cell>
          <table:table-cell table:number-columns-repeated="3"/>
        </table:table-row>
        <table:table-row table:style-name="ro1" table:visibility="collapse">
          <table:table-cell office:value-type="float" office:value="65536" calcext:value-type="float">
            <text:p>65536</text:p>
          </table:table-cell>
          <table:table-cell table:number-columns-repeated="3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collapse">
          <table:table-cell office:value-type="float" office:value="4096" calcext:value-type="float">
            <text:p>4096</text:p>
          </table:table-cell>
          <table:table-cell table:number-columns-repeated="3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collapse">
          <table:table-cell office:value-type="float" office:value="176128" calcext:value-type="float">
            <text:p>176128</text:p>
          </table:table-cell>
          <table:table-cell table:number-columns-repeated="3"/>
        </table:table-row>
        <table:table-row table:style-name="ro1" table:visibility="collapse">
          <table:table-cell office:value-type="float" office:value="8192" calcext:value-type="float">
            <text:p>8192</text:p>
          </table:table-cell>
          <table:table-cell table:number-columns-repeated="3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collapse">
          <table:table-cell office:value-type="float" office:value="8192" calcext:value-type="float">
            <text:p>8192</text:p>
          </table:table-cell>
          <table:table-cell table:number-columns-repeated="3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collapse">
          <table:table-cell office:value-type="float" office:value="184320" calcext:value-type="float">
            <text:p>184320</text:p>
          </table:table-cell>
          <table:table-cell table:number-columns-repeated="3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collapse">
          <table:table-cell office:value-type="float" office:value="4096" calcext:value-type="float">
            <text:p>4096</text:p>
          </table:table-cell>
          <table:table-cell table:number-columns-repeated="3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collapse">
          <table:table-cell office:value-type="float" office:value="32768" calcext:value-type="float">
            <text:p>32768</text:p>
          </table:table-cell>
          <table:table-cell table:number-columns-repeated="3"/>
        </table:table-row>
        <table:table-row table:style-name="ro1" table:visibility="collapse">
          <table:table-cell office:value-type="float" office:value="151552" calcext:value-type="float">
            <text:p>151552</text:p>
          </table:table-cell>
          <table:table-cell table:number-columns-repeated="3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collapse">
          <table:table-cell office:value-type="float" office:value="4096" calcext:value-type="float">
            <text:p>4096</text:p>
          </table:table-cell>
          <table:table-cell table:number-columns-repeated="3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collapse">
          <table:table-cell office:value-type="float" office:value="151552" calcext:value-type="float">
            <text:p>151552</text:p>
          </table:table-cell>
          <table:table-cell table:number-columns-repeated="3"/>
        </table:table-row>
        <table:table-row table:style-name="ro1" table:visibility="collapse">
          <table:table-cell office:value-type="float" office:value="32768" calcext:value-type="float">
            <text:p>32768</text:p>
          </table:table-cell>
          <table:table-cell table:number-columns-repeated="3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collapse">
          <table:table-cell office:value-type="float" office:value="4096" calcext:value-type="float">
            <text:p>4096</text:p>
          </table:table-cell>
          <table:table-cell table:number-columns-repeated="3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collapse">
          <table:table-cell office:value-type="float" office:value="188416" calcext:value-type="float">
            <text:p>188416</text:p>
          </table:table-cell>
          <table:table-cell table:number-columns-repeated="3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collapse">
          <table:table-cell office:value-type="float" office:value="4096" calcext:value-type="float">
            <text:p>4096</text:p>
          </table:table-cell>
          <table:table-cell table:number-columns-repeated="3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collapse">
          <table:table-cell office:value-type="float" office:value="49152" calcext:value-type="float">
            <text:p>49152</text:p>
          </table:table-cell>
          <table:table-cell table:number-columns-repeated="3"/>
        </table:table-row>
        <table:table-row table:style-name="ro1" table:visibility="collapse">
          <table:table-cell office:value-type="float" office:value="131072" calcext:value-type="float">
            <text:p>131072</text:p>
          </table:table-cell>
          <table:table-cell table:number-columns-repeated="3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collapse">
          <table:table-cell office:value-type="float" office:value="4096" calcext:value-type="float">
            <text:p>4096</text:p>
          </table:table-cell>
          <table:table-cell table:number-columns-repeated="3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collapse">
          <table:table-cell office:value-type="float" office:value="90112" calcext:value-type="float">
            <text:p>90112</text:p>
          </table:table-cell>
          <table:table-cell table:number-columns-repeated="3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collapse">
          <table:table-cell office:value-type="float" office:value="12288" calcext:value-type="float">
            <text:p>12288</text:p>
          </table:table-cell>
          <table:table-cell table:number-columns-repeated="3"/>
        </table:table-row>
        <table:table-row table:style-name="ro1" table:visibility="collapse">
          <table:table-cell office:value-type="float" office:value="180224" calcext:value-type="float">
            <text:p>180224</text:p>
          </table:table-cell>
          <table:table-cell table:number-columns-repeated="3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collapse">
          <table:table-cell office:value-type="float" office:value="184320" calcext:value-type="float">
            <text:p>184320</text:p>
          </table:table-cell>
          <table:table-cell table:number-columns-repeated="3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collapse">
          <table:table-cell office:value-type="float" office:value="184320" calcext:value-type="float">
            <text:p>18432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:.A60])" office:value-type="float" office:value="43598.1016949153" calcext:value-type="float">
            <text:p>43598,1016949153</text:p>
          </table:table-cell>
          <table:table-cell table:formula="of:=FLOOR((1-[.D2])*MIN([.B11:.B100]))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AVERAGE([.A3:.A61])" office:value-type="float" office:value="43528.6779661017" calcext:value-type="float">
            <text:p>43528,6779661017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4:.A62])" office:value-type="float" office:value="43528.6779661017" calcext:value-type="float">
            <text:p>43528,6779661017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49152" calcext:value-type="float">
            <text:p>49152</text:p>
          </table:table-cell>
          <table:table-cell table:formula="of:=AVERAGE([.A5:.A63])" office:value-type="float" office:value="41515.3898305085" calcext:value-type="float">
            <text:p>41515,3898305085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135168" calcext:value-type="float">
            <text:p>135168</text:p>
          </table:table-cell>
          <table:table-cell table:formula="of:=AVERAGE([.A6:.A64])" office:value-type="float" office:value="43112.1355932203" calcext:value-type="float">
            <text:p>43112,1355932203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7:.A65])" office:value-type="float" office:value="42973.2881355932" calcext:value-type="float">
            <text:p>42973,288135593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AVERAGE([.A8:.A66])" office:value-type="float" office:value="42973.2881355932" calcext:value-type="float">
            <text:p>42973,288135593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9:.A67])" office:value-type="float" office:value="42973.2881355932" calcext:value-type="float">
            <text:p>42973,288135593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180224" calcext:value-type="float">
            <text:p>180224</text:p>
          </table:table-cell>
          <table:table-cell table:formula="of:=AVERAGE([.A10:.A68])" office:value-type="float" office:value="43112.1355932203" calcext:value-type="float">
            <text:p>43112,1355932203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1:.A69])" office:value-type="float" office:value="42903.8644067797" calcext:value-type="float">
            <text:p>42903,8644067797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AVERAGE([.A12:.A70])" office:value-type="float" office:value="42973.2881355932" calcext:value-type="float">
            <text:p>42973,288135593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3:.A71])" office:value-type="float" office:value="42903.8644067797" calcext:value-type="float">
            <text:p>42903,8644067797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114688" calcext:value-type="float">
            <text:p>114688</text:p>
          </table:table-cell>
          <table:table-cell table:formula="of:=AVERAGE([.A14:.A72])" office:value-type="float" office:value="44847.7288135593" calcext:value-type="float">
            <text:p>44847,7288135593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69632" calcext:value-type="float">
            <text:p>69632</text:p>
          </table:table-cell>
          <table:table-cell table:formula="of:=AVERAGE([.A15:.A73])" office:value-type="float" office:value="43042.7118644068" calcext:value-type="float">
            <text:p>43042,7118644068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6:.A74])" office:value-type="float" office:value="43042.7118644068" calcext:value-type="float">
            <text:p>43042,7118644068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12288" calcext:value-type="float">
            <text:p>12288</text:p>
          </table:table-cell>
          <table:table-cell table:formula="of:=AVERAGE([.A17:.A75])" office:value-type="float" office:value="43181.5593220339" calcext:value-type="float">
            <text:p>43181,5593220339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8:.A76])" office:value-type="float" office:value="43181.5593220339" calcext:value-type="float">
            <text:p>43181,5593220339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184320" calcext:value-type="float">
            <text:p>184320</text:p>
          </table:table-cell>
          <table:table-cell table:formula="of:=AVERAGE([.A19:.A77])" office:value-type="float" office:value="44292.3389830508" calcext:value-type="float">
            <text:p>44292,3389830508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0:.A78])" office:value-type="float" office:value="43181.5593220339" calcext:value-type="float">
            <text:p>43181,5593220339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AVERAGE([.A21:.A79])" office:value-type="float" office:value="43250.9830508475" calcext:value-type="float">
            <text:p>43250,9830508475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2:.A80])" office:value-type="float" office:value="43181.5593220339" calcext:value-type="float">
            <text:p>43181,5593220339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formula="of:=AVERAGE([.A23:.A81])" office:value-type="float" office:value="45403.1186440678" calcext:value-type="float">
            <text:p>45403,1186440678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53248" calcext:value-type="float">
            <text:p>53248</text:p>
          </table:table-cell>
          <table:table-cell table:formula="of:=AVERAGE([.A24:.A82])" office:value-type="float" office:value="43320.406779661" calcext:value-type="float">
            <text:p>43320,406779661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5:.A83])" office:value-type="float" office:value="43181.5593220339" calcext:value-type="float">
            <text:p>43181,5593220339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AVERAGE([.A26:.A84])" office:value-type="float" office:value="43250.9830508475" calcext:value-type="float">
            <text:p>43250,9830508475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7:.A85])" office:value-type="float" office:value="43112.1355932203" calcext:value-type="float">
            <text:p>43112,1355932203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184320" calcext:value-type="float">
            <text:p>184320</text:p>
          </table:table-cell>
          <table:table-cell table:formula="of:=AVERAGE([.A28:.A86])" office:value-type="float" office:value="46236.2033898305" calcext:value-type="float">
            <text:p>46236,2033898305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9:.A87])" office:value-type="float" office:value="43112.1355932203" calcext:value-type="float">
            <text:p>43112,1355932203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AVERAGE([.A30:.A88])" office:value-type="float" office:value="43181.5593220339" calcext:value-type="float">
            <text:p>43181,5593220339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31:.A89])" office:value-type="float" office:value="43112.1355932203" calcext:value-type="float">
            <text:p>43112,1355932203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184320" calcext:value-type="float">
            <text:p>184320</text:p>
          </table:table-cell>
          <table:table-cell table:formula="of:=AVERAGE([.A32:.A90])" office:value-type="float" office:value="46236.2033898305" calcext:value-type="float">
            <text:p>46236,2033898305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33:.A91])" office:value-type="float" office:value="45680.813559322" calcext:value-type="float">
            <text:p>45680,81355932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AVERAGE([.A34:.A92])" office:value-type="float" office:value="43181.5593220339" calcext:value-type="float">
            <text:p>43181,5593220339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35:.A93])" office:value-type="float" office:value="43181.5593220339" calcext:value-type="float">
            <text:p>43181,5593220339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77824" calcext:value-type="float">
            <text:p>77824</text:p>
          </table:table-cell>
          <table:table-cell table:formula="of:=AVERAGE([.A36:.A94])" office:value-type="float" office:value="44431.186440678" calcext:value-type="float">
            <text:p>44431,186440678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102400" calcext:value-type="float">
            <text:p>102400</text:p>
          </table:table-cell>
          <table:table-cell table:formula="of:=AVERAGE([.A37:.A95])" office:value-type="float" office:value="46166.779661017" calcext:value-type="float">
            <text:p>46166,779661017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38:.A96])" office:value-type="float" office:value="43598.1016949153" calcext:value-type="float">
            <text:p>43598,1016949153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AVERAGE([.A39:.A97])" office:value-type="float" office:value="43112.1355932203" calcext:value-type="float">
            <text:p>43112,1355932203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40:.A98])" office:value-type="float" office:value="43112.1355932203" calcext:value-type="float">
            <text:p>43112,1355932203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184320" calcext:value-type="float">
            <text:p>184320</text:p>
          </table:table-cell>
          <table:table-cell table:formula="of:=AVERAGE([.A41:.A99])" office:value-type="float" office:value="46166.779661017" calcext:value-type="float">
            <text:p>46166,779661017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42:.A100])" office:value-type="float" office:value="46166.779661017" calcext:value-type="float">
            <text:p>46166,779661017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12288" calcext:value-type="float">
            <text:p>12288</text:p>
          </table:table-cell>
          <table:table-cell table:formula="of:=AVERAGE([.A43:.A101])" office:value-type="float" office:value="43181.5593220339" calcext:value-type="float">
            <text:p>43181,5593220339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44:.A102])" office:value-type="float" office:value="43181.5593220339" calcext:value-type="float">
            <text:p>43181,5593220339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188416" calcext:value-type="float">
            <text:p>188416</text:p>
          </table:table-cell>
          <table:table-cell table:formula="of:=AVERAGE([.A45:.A103])" office:value-type="float" office:value="46305.6271186441" calcext:value-type="float">
            <text:p>46305,6271186441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46:.A104])" office:value-type="float" office:value="46305.6271186441" calcext:value-type="float">
            <text:p>46305,6271186441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AVERAGE([.A47:.A105])" office:value-type="float" office:value="45541.9661016949" calcext:value-type="float">
            <text:p>45541,9661016949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48:.A106])" office:value-type="float" office:value="43320.406779661" calcext:value-type="float">
            <text:p>43320,406779661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184320" calcext:value-type="float">
            <text:p>184320</text:p>
          </table:table-cell>
          <table:table-cell table:formula="of:=AVERAGE([.A49:.A107])" office:value-type="float" office:value="46444.4745762712" calcext:value-type="float">
            <text:p>46444,474576271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50:.A108])" office:value-type="float" office:value="46375.0508474576" calcext:value-type="float">
            <text:p>46375,0508474576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AVERAGE([.A51:.A109])" office:value-type="float" office:value="46513.8983050847" calcext:value-type="float">
            <text:p>46513,8983050847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52:.A110])" office:value-type="float" office:value="44986.5762711864" calcext:value-type="float">
            <text:p>44986,5762711864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184320" calcext:value-type="float">
            <text:p>184320</text:p>
          </table:table-cell>
          <table:table-cell table:formula="of:=AVERAGE([.A53:.A111])" office:value-type="float" office:value="48110.6440677966" calcext:value-type="float">
            <text:p>48110,6440677966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54:.A112])" office:value-type="float" office:value="48110.6440677966" calcext:value-type="float">
            <text:p>48110,6440677966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AVERAGE([.A55:.A113])" office:value-type="float" office:value="48041.2203389831" calcext:value-type="float">
            <text:p>48041,2203389831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56:.A114])" office:value-type="float" office:value="44986.5762711864" calcext:value-type="float">
            <text:p>44986,5762711864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139264" calcext:value-type="float">
            <text:p>139264</text:p>
          </table:table-cell>
          <table:table-cell table:formula="of:=AVERAGE([.A57:.A115])" office:value-type="float" office:value="47346.9830508475" calcext:value-type="float">
            <text:p>47346,9830508475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40960" calcext:value-type="float">
            <text:p>40960</text:p>
          </table:table-cell>
          <table:table-cell table:formula="of:=AVERAGE([.A58:.A116])" office:value-type="float" office:value="44917.1525423729" calcext:value-type="float">
            <text:p>44917,1525423729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59:.A117])" office:value-type="float" office:value="44917.1525423729" calcext:value-type="float">
            <text:p>44917,1525423729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61440" calcext:value-type="float">
            <text:p>61440</text:p>
          </table:table-cell>
          <table:table-cell table:formula="of:=AVERAGE([.A60:.A118])" office:value-type="float" office:value="42834.4406779661" calcext:value-type="float">
            <text:p>42834,4406779661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126976" calcext:value-type="float">
            <text:p>126976</text:p>
          </table:table-cell>
          <table:table-cell table:formula="of:=AVERAGE([.A61:.A119])" office:value-type="float" office:value="44986.5762711864" calcext:value-type="float">
            <text:p>44986,5762711864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62:.A120])" office:value-type="float" office:value="44917.1525423729" calcext:value-type="float">
            <text:p>44917,1525423729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AVERAGE([.A63:.A121])" office:value-type="float" office:value="44986.5762711864" calcext:value-type="float">
            <text:p>44986,5762711864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64:.A122])" office:value-type="float" office:value="44153.4915254237" calcext:value-type="float">
            <text:p>44153,4915254237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196608" calcext:value-type="float">
            <text:p>196608</text:p>
          </table:table-cell>
          <table:table-cell table:formula="of:=AVERAGE([.A65:.A123])" office:value-type="float" office:value="45194.8474576271" calcext:value-type="float">
            <text:p>45194,8474576271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66:.A124])" office:value-type="float" office:value="45194.8474576271" calcext:value-type="float">
            <text:p>45194,8474576271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AVERAGE([.A67:.A125])" office:value-type="float" office:value="45194.8474576271" calcext:value-type="float">
            <text:p>45194,8474576271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68:.A126])" office:value-type="float" office:value="45194.8474576271" calcext:value-type="float">
            <text:p>45194,8474576271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184320" calcext:value-type="float">
            <text:p>184320</text:p>
          </table:table-cell>
          <table:table-cell table:formula="of:=AVERAGE([.A69:.A127])" office:value-type="float" office:value="45264.2711864407" calcext:value-type="float">
            <text:p>45264,2711864407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70:.A128])" office:value-type="float" office:value="45264.2711864407" calcext:value-type="float">
            <text:p>45264,2711864407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AVERAGE([.A71:.A129])" office:value-type="float" office:value="45264.2711864407" calcext:value-type="float">
            <text:p>45264,2711864407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72:.A130])" office:value-type="float" office:value="45264.2711864407" calcext:value-type="float">
            <text:p>45264,2711864407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122880" calcext:value-type="float">
            <text:p>122880</text:p>
          </table:table-cell>
          <table:table-cell table:formula="of:=AVERAGE([.A73:.A131])" office:value-type="float" office:value="45403.1186440678" calcext:value-type="float">
            <text:p>45403,1186440678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74:.A132])" office:value-type="float" office:value="44222.9152542373" calcext:value-type="float">
            <text:p>44222,9152542373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75:.A133])" office:value-type="float" office:value="44222.9152542373" calcext:value-type="float">
            <text:p>44222,9152542373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76:.A134])" office:value-type="float" office:value="44014.6440677966" calcext:value-type="float">
            <text:p>44014,6440677966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184320" calcext:value-type="float">
            <text:p>184320</text:p>
          </table:table-cell>
          <table:table-cell table:formula="of:=AVERAGE([.A77:.A135])" office:value-type="float" office:value="47138.7118644068" calcext:value-type="float">
            <text:p>47138,7118644068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AVERAGE([.A78:.A136])" office:value-type="float" office:value="44153.4915254237" calcext:value-type="float">
            <text:p>44153,4915254237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79:.A137])" office:value-type="float" office:value="44153.4915254237" calcext:value-type="float">
            <text:p>44153,4915254237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80:.A138])" office:value-type="float" office:value="44084.0677966102" calcext:value-type="float">
            <text:p>44084,067796610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86016" calcext:value-type="float">
            <text:p>86016</text:p>
          </table:table-cell>
          <table:table-cell table:formula="of:=AVERAGE([.A81:.A139])" office:value-type="float" office:value="45541.9661016949" calcext:value-type="float">
            <text:p>45541,9661016949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102400" calcext:value-type="float">
            <text:p>102400</text:p>
          </table:table-cell>
          <table:table-cell table:formula="of:=AVERAGE([.A82:.A140])" office:value-type="float" office:value="45056" calcext:value-type="float">
            <text:p>45056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83:.A141])" office:value-type="float" office:value="44153.4915254237" calcext:value-type="float">
            <text:p>44153,4915254237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84:.A142])" office:value-type="float" office:value="44153.4915254237" calcext:value-type="float">
            <text:p>44153,4915254237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85:.A143])" office:value-type="float" office:value="44084.0677966102" calcext:value-type="float">
            <text:p>44084,067796610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184320" calcext:value-type="float">
            <text:p>184320</text:p>
          </table:table-cell>
          <table:table-cell table:formula="of:=AVERAGE([.A86:.A144])" office:value-type="float" office:value="47208.1355932203" calcext:value-type="float">
            <text:p>47208,1355932203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87:.A145])" office:value-type="float" office:value="44084.0677966102" calcext:value-type="float">
            <text:p>44084,067796610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AVERAGE([.A88:.A146])" office:value-type="float" office:value="44153.4915254237" calcext:value-type="float">
            <text:p>44153,4915254237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89:.A147])" office:value-type="float" office:value="44084.0677966102" calcext:value-type="float">
            <text:p>44084,067796610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176128" calcext:value-type="float">
            <text:p>176128</text:p>
          </table:table-cell>
          <table:table-cell table:formula="of:=AVERAGE([.A90:.A148])" office:value-type="float" office:value="47069.2881355932" calcext:value-type="float">
            <text:p>47069,288135593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91:.A149])" office:value-type="float" office:value="43945.2203389831" calcext:value-type="float">
            <text:p>43945,2203389831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AVERAGE([.A92:.A150])" office:value-type="float" office:value="44014.6440677966" calcext:value-type="float">
            <text:p>44014,6440677966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93:.A151])" office:value-type="float" office:value="43945.2203389831" calcext:value-type="float">
            <text:p>43945,2203389831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188416" calcext:value-type="float">
            <text:p>188416</text:p>
          </table:table-cell>
          <table:table-cell table:formula="of:=AVERAGE([.A94:.A152])" office:value-type="float" office:value="47138.7118644068" calcext:value-type="float">
            <text:p>47138,7118644068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95:.A153])" office:value-type="float" office:value="45819.6610169492" calcext:value-type="float">
            <text:p>45819,661016949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AVERAGE([.A96:.A154])" office:value-type="float" office:value="44153.4915254237" calcext:value-type="float">
            <text:p>44153,4915254237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97:.A155])" office:value-type="float" office:value="44153.4915254237" calcext:value-type="float">
            <text:p>44153,4915254237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192512" calcext:value-type="float">
            <text:p>192512</text:p>
          </table:table-cell>
          <table:table-cell table:formula="of:=AVERAGE([.A98:.A156])" office:value-type="float" office:value="47346.9830508475" calcext:value-type="float">
            <text:p>47346,9830508475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99:.A157])" office:value-type="float" office:value="47346.9830508475" calcext:value-type="float">
            <text:p>47346,9830508475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AVERAGE([.A100:.A158])" office:value-type="float" office:value="44292.3389830508" calcext:value-type="float">
            <text:p>44292,3389830508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01:.A159])" office:value-type="float" office:value="44292.3389830508" calcext:value-type="float">
            <text:p>44292,3389830508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196608" calcext:value-type="float">
            <text:p>196608</text:p>
          </table:table-cell>
          <table:table-cell table:formula="of:=AVERAGE([.A102:.A160])" office:value-type="float" office:value="47416.406779661" calcext:value-type="float">
            <text:p>47416,406779661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03:.A161])" office:value-type="float" office:value="47416.406779661" calcext:value-type="float">
            <text:p>47416,406779661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AVERAGE([.A104:.A162])" office:value-type="float" office:value="44361.7627118644" calcext:value-type="float">
            <text:p>44361,7627118644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05:.A163])" office:value-type="float" office:value="44361.7627118644" calcext:value-type="float">
            <text:p>44361,7627118644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184320" calcext:value-type="float">
            <text:p>184320</text:p>
          </table:table-cell>
          <table:table-cell table:formula="of:=AVERAGE([.A106:.A164])" office:value-type="float" office:value="47416.406779661" calcext:value-type="float">
            <text:p>47416,406779661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07:.A165])" office:value-type="float" office:value="47416.406779661" calcext:value-type="float">
            <text:p>47416,406779661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AVERAGE([.A108:.A166])" office:value-type="float" office:value="44361.7627118644" calcext:value-type="float">
            <text:p>44361,7627118644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09:.A167])" office:value-type="float" office:value="44361.7627118644" calcext:value-type="float">
            <text:p>44361,7627118644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188416" calcext:value-type="float">
            <text:p>188416</text:p>
          </table:table-cell>
          <table:table-cell table:formula="of:=AVERAGE([.A110:.A168])" office:value-type="float" office:value="47416.406779661" calcext:value-type="float">
            <text:p>47416,406779661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11:.A169])" office:value-type="float" office:value="47416.406779661" calcext:value-type="float">
            <text:p>47416,406779661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AVERAGE([.A112:.A170])" office:value-type="float" office:value="44361.7627118644" calcext:value-type="float">
            <text:p>44361,7627118644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28672" calcext:value-type="float">
            <text:p>28672</text:p>
          </table:table-cell>
          <table:table-cell table:formula="of:=AVERAGE([.A113:.A171])" office:value-type="float" office:value="44847.7288135593" calcext:value-type="float">
            <text:p>44847,7288135593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159744" calcext:value-type="float">
            <text:p>159744</text:p>
          </table:table-cell>
          <table:table-cell table:formula="of:=AVERAGE([.A114:.A172])" office:value-type="float" office:value="47416.406779661" calcext:value-type="float">
            <text:p>47416,406779661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15:.A173])" office:value-type="float" office:value="47416.406779661" calcext:value-type="float">
            <text:p>47416,406779661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AVERAGE([.A116:.A174])" office:value-type="float" office:value="45125.4237288136" calcext:value-type="float">
            <text:p>45125,4237288136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17:.A175])" office:value-type="float" office:value="44431.186440678" calcext:value-type="float">
            <text:p>44431,186440678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180224" calcext:value-type="float">
            <text:p>180224</text:p>
          </table:table-cell>
          <table:table-cell table:formula="of:=AVERAGE([.A118:.A176])" office:value-type="float" office:value="47485.8305084746" calcext:value-type="float">
            <text:p>47485,8305084746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19:.A177])" office:value-type="float" office:value="46444.4745762712" calcext:value-type="float">
            <text:p>46444,474576271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AVERAGE([.A120:.A178])" office:value-type="float" office:value="44361.7627118644" calcext:value-type="float">
            <text:p>44361,7627118644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21:.A179])" office:value-type="float" office:value="44361.7627118644" calcext:value-type="float">
            <text:p>44361,7627118644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184320" calcext:value-type="float">
            <text:p>184320</text:p>
          </table:table-cell>
          <table:table-cell table:formula="of:=AVERAGE([.A122:.A180])" office:value-type="float" office:value="47416.406779661" calcext:value-type="float">
            <text:p>47416,406779661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23:.A181])" office:value-type="float" office:value="47416.406779661" calcext:value-type="float">
            <text:p>47416,406779661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AVERAGE([.A124:.A182])" office:value-type="float" office:value="44153.4915254237" calcext:value-type="float">
            <text:p>44153,4915254237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AVERAGE([.A125:.A183])" office:value-type="float" office:value="44222.9152542373" calcext:value-type="float">
            <text:p>44222,9152542373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180224" calcext:value-type="float">
            <text:p>180224</text:p>
          </table:table-cell>
          <table:table-cell table:formula="of:=AVERAGE([.A126:.A184])" office:value-type="float" office:value="47208.1355932203" calcext:value-type="float">
            <text:p>47208,1355932203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27:.A185])" office:value-type="float" office:value="47208.1355932203" calcext:value-type="float">
            <text:p>47208,1355932203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AVERAGE([.A128:.A186])" office:value-type="float" office:value="44153.4915254237" calcext:value-type="float">
            <text:p>44153,4915254237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24576" calcext:value-type="float">
            <text:p>24576</text:p>
          </table:table-cell>
          <table:table-cell table:formula="of:=AVERAGE([.A129:.A187])" office:value-type="float" office:value="44570.0338983051" calcext:value-type="float">
            <text:p>44570,0338983051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163840" calcext:value-type="float">
            <text:p>163840</text:p>
          </table:table-cell>
          <table:table-cell table:formula="of:=AVERAGE([.A130:.A188])" office:value-type="float" office:value="47277.5593220339" calcext:value-type="float">
            <text:p>47277,5593220339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31:.A189])" office:value-type="float" office:value="47277.5593220339" calcext:value-type="float">
            <text:p>47277,5593220339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AVERAGE([.A132:.A190])" office:value-type="float" office:value="45264.2711864407" calcext:value-type="float">
            <text:p>45264,2711864407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33:.A191])" office:value-type="float" office:value="45264.2711864407" calcext:value-type="float">
            <text:p>45264,2711864407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196608" calcext:value-type="float">
            <text:p>196608</text:p>
          </table:table-cell>
          <table:table-cell table:formula="of:=AVERAGE([.A134:.A192])" office:value-type="float" office:value="48596.6101694915" calcext:value-type="float">
            <text:p>48596,6101694915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35:.A193])" office:value-type="float" office:value="48596.6101694915" calcext:value-type="float">
            <text:p>48596,6101694915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AVERAGE([.A136:.A194])" office:value-type="float" office:value="45541.9661016949" calcext:value-type="float">
            <text:p>45541,9661016949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37:.A195])" office:value-type="float" office:value="45403.1186440678" calcext:value-type="float">
            <text:p>45403,1186440678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184320" calcext:value-type="float">
            <text:p>184320</text:p>
          </table:table-cell>
          <table:table-cell table:formula="of:=AVERAGE([.A138:.A196])" office:value-type="float" office:value="48527.186440678" calcext:value-type="float">
            <text:p>48527,186440678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39:.A197])" office:value-type="float" office:value="48527.186440678" calcext:value-type="float">
            <text:p>48527,186440678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AVERAGE([.A140:.A198])" office:value-type="float" office:value="47138.7118644068" calcext:value-type="float">
            <text:p>47138,7118644068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41:.A199])" office:value-type="float" office:value="45403.1186440678" calcext:value-type="float">
            <text:p>45403,1186440678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225280" calcext:value-type="float">
            <text:p>225280</text:p>
          </table:table-cell>
          <table:table-cell table:formula="of:=AVERAGE([.A142:.A200])" office:value-type="float" office:value="49221.4237288136" calcext:value-type="float">
            <text:p>49221,4237288136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43:.A201])" office:value-type="float" office:value="49221.4237288136" calcext:value-type="float">
            <text:p>49221,4237288136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12288" calcext:value-type="float">
            <text:p>12288</text:p>
          </table:table-cell>
          <table:table-cell table:formula="of:=AVERAGE([.A144:.A202])" office:value-type="float" office:value="49429.6949152542" calcext:value-type="float">
            <text:p>49429,694915254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45:.A203])" office:value-type="float" office:value="46305.6271186441" calcext:value-type="float">
            <text:p>46305,6271186441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192512" calcext:value-type="float">
            <text:p>192512</text:p>
          </table:table-cell>
          <table:table-cell table:formula="of:=AVERAGE([.A146:.A204])" office:value-type="float" office:value="49568.5423728814" calcext:value-type="float">
            <text:p>49568,5423728814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47:.A205])" office:value-type="float" office:value="49499.1186440678" calcext:value-type="float">
            <text:p>49499,1186440678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AVERAGE([.A148:.A206])" office:value-type="float" office:value="49568.5423728814" calcext:value-type="float">
            <text:p>49568,5423728814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formula="of:=AVERAGE([.A149:.A207])" office:value-type="float" office:value="47138.7118644068" calcext:value-type="float">
            <text:p>47138,7118644068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135168" calcext:value-type="float">
            <text:p>135168</text:p>
          </table:table-cell>
          <table:table-cell table:formula="of:=AVERAGE([.A150:.A208])" office:value-type="float" office:value="49429.6949152542" calcext:value-type="float">
            <text:p>49429,694915254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51:.A209])" office:value-type="float" office:value="49360.2711864407" calcext:value-type="float">
            <text:p>49360,2711864407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52:.A210])" office:value-type="float" office:value="49360.2711864407" calcext:value-type="float">
            <text:p>49360,2711864407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53:.A211])" office:value-type="float" office:value="46166.779661017" calcext:value-type="float">
            <text:p>46166,779661017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54:.A212])" office:value-type="float" office:value="46166.779661017" calcext:value-type="float">
            <text:p>46166,779661017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55:.A213])" office:value-type="float" office:value="46097.3559322034" calcext:value-type="float">
            <text:p>46097,3559322034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56:.A214])" office:value-type="float" office:value="46097.3559322034" calcext:value-type="float">
            <text:p>46097,3559322034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57:.A215])" office:value-type="float" office:value="42834.4406779661" calcext:value-type="float">
            <text:p>42834,4406779661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1011712" calcext:value-type="float">
            <text:p>1011712</text:p>
          </table:table-cell>
          <table:table-cell table:formula="of:=AVERAGE([.A158:.A216])" office:value-type="float" office:value="59982.1016949153" calcext:value-type="float">
            <text:p>59982,1016949153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59:.A217])" office:value-type="float" office:value="59912.6779661017" calcext:value-type="float">
            <text:p>59912,6779661017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60:.A218])" office:value-type="float" office:value="59912.6779661017" calcext:value-type="float">
            <text:p>59912,6779661017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36864" calcext:value-type="float">
            <text:p>36864</text:p>
          </table:table-cell>
          <table:table-cell table:formula="of:=AVERAGE([.A161:.A219])" office:value-type="float" office:value="57205.1525423729" calcext:value-type="float">
            <text:p>57205,1525423729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62:.A220])" office:value-type="float" office:value="57205.1525423729" calcext:value-type="float">
            <text:p>57205,1525423729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63:.A221])" office:value-type="float" office:value="57066.3050847458" calcext:value-type="float">
            <text:p>57066,3050847458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64:.A222])" office:value-type="float" office:value="57066.3050847458" calcext:value-type="float">
            <text:p>57066,3050847458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65:.A223])" office:value-type="float" office:value="53942.2372881356" calcext:value-type="float">
            <text:p>53942,2372881356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66:.A224])" office:value-type="float" office:value="53942.2372881356" calcext:value-type="float">
            <text:p>53942,2372881356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67:.A225])" office:value-type="float" office:value="53872.813559322" calcext:value-type="float">
            <text:p>53872,81355932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68:.A226])" office:value-type="float" office:value="53872.813559322" calcext:value-type="float">
            <text:p>53872,81355932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69:.A227])" office:value-type="float" office:value="50679.3220338983" calcext:value-type="float">
            <text:p>50679,3220338983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70:.A228])" office:value-type="float" office:value="50679.3220338983" calcext:value-type="float">
            <text:p>50679,3220338983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71:.A229])" office:value-type="float" office:value="50609.8983050847" calcext:value-type="float">
            <text:p>50609,8983050847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72:.A230])" office:value-type="float" office:value="50123.9322033898" calcext:value-type="float">
            <text:p>50123,9322033898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73:.A231])" office:value-type="float" office:value="47416.406779661" calcext:value-type="float">
            <text:p>47416,406779661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74:.A232])" office:value-type="float" office:value="47416.406779661" calcext:value-type="float">
            <text:p>47416,406779661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75:.A233])" office:value-type="float" office:value="47346.9830508475" calcext:value-type="float">
            <text:p>47346,9830508475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76:.A234])" office:value-type="float" office:value="47346.9830508475" calcext:value-type="float">
            <text:p>47346,9830508475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77:.A235])" office:value-type="float" office:value="44292.3389830508" calcext:value-type="float">
            <text:p>44292,3389830508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78:.A236])" office:value-type="float" office:value="44292.3389830508" calcext:value-type="float">
            <text:p>44292,3389830508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79:.A237])" office:value-type="float" office:value="44222.9152542373" calcext:value-type="float">
            <text:p>44222,9152542373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80:.A238])" office:value-type="float" office:value="44222.9152542373" calcext:value-type="float">
            <text:p>44222,9152542373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81:.A239])" office:value-type="float" office:value="41098.8474576271" calcext:value-type="float">
            <text:p>41098,8474576271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82:.A240])" office:value-type="float" office:value="41098.8474576271" calcext:value-type="float">
            <text:p>41098,8474576271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83:.A241])" office:value-type="float" office:value="41029.4237288136" calcext:value-type="float">
            <text:p>41029,4237288136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84:.A242])" office:value-type="float" office:value="40960" calcext:value-type="float">
            <text:p>40960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85:.A243])" office:value-type="float" office:value="37905.3559322034" calcext:value-type="float">
            <text:p>37905,3559322034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86:.A244])" office:value-type="float" office:value="37905.3559322034" calcext:value-type="float">
            <text:p>37905,3559322034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87:.A245])" office:value-type="float" office:value="37835.9322033898" calcext:value-type="float">
            <text:p>37835,9322033898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88:.A246])" office:value-type="float" office:value="37419.3898305085" calcext:value-type="float">
            <text:p>37419,3898305085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89:.A247])" office:value-type="float" office:value="34642.4406779661" calcext:value-type="float">
            <text:p>34642,4406779661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90:.A248])" office:value-type="float" office:value="34642.4406779661" calcext:value-type="float">
            <text:p>34642,4406779661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91:.A249])" office:value-type="float" office:value="34573.0169491525" calcext:value-type="float">
            <text:p>34573,0169491525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92:.A250])" office:value-type="float" office:value="34573.0169491525" calcext:value-type="float">
            <text:p>34573,0169491525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93:.A251])" office:value-type="float" office:value="31240.6779661017" calcext:value-type="float">
            <text:p>31240,6779661017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94:.A252])" office:value-type="float" office:value="31240.6779661017" calcext:value-type="float">
            <text:p>31240,6779661017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95:.A253])" office:value-type="float" office:value="31171.2542372881" calcext:value-type="float">
            <text:p>31171,2542372881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96:.A254])" office:value-type="float" office:value="31171.2542372881" calcext:value-type="float">
            <text:p>31171,2542372881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97:.A255])" office:value-type="float" office:value="28047.186440678" calcext:value-type="float">
            <text:p>28047,186440678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98:.A256])" office:value-type="float" office:value="28047.186440678" calcext:value-type="float">
            <text:p>28047,186440678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99:.A257])" office:value-type="float" office:value="27977.7627118644" calcext:value-type="float">
            <text:p>27977,7627118644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00:.A258])" office:value-type="float" office:value="27977.7627118644" calcext:value-type="float">
            <text:p>27977,7627118644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01:.A259])" office:value-type="float" office:value="24159.4576271186" calcext:value-type="float">
            <text:p>24159,4576271186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02:.A260])" office:value-type="float" office:value="24159.4576271186" calcext:value-type="float">
            <text:p>24159,4576271186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03:.A261])" office:value-type="float" office:value="23951.186440678" calcext:value-type="float">
            <text:p>23951,186440678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04:.A262])" office:value-type="float" office:value="23951.186440678" calcext:value-type="float">
            <text:p>23951,186440678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05:.A263])" office:value-type="float" office:value="20688.2711864407" calcext:value-type="float">
            <text:p>20688,2711864407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06:.A264])" office:value-type="float" office:value="20688.2711864407" calcext:value-type="float">
            <text:p>20688,2711864407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07:.A265])" office:value-type="float" office:value="20618.8474576271" calcext:value-type="float">
            <text:p>20618,8474576271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08:.A266])" office:value-type="float" office:value="20063.4576271186" calcext:value-type="float">
            <text:p>20063,4576271186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09:.A267])" office:value-type="float" office:value="17772.4745762712" calcext:value-type="float">
            <text:p>17772,474576271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10:.A268])" office:value-type="float" office:value="17772.4745762712" calcext:value-type="float">
            <text:p>17772,474576271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11:.A269])" office:value-type="float" office:value="17772.4745762712" calcext:value-type="float">
            <text:p>17772,474576271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12:.A270])" office:value-type="float" office:value="17772.4745762712" calcext:value-type="float">
            <text:p>17772,474576271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13:.A271])" office:value-type="float" office:value="17772.4745762712" calcext:value-type="float">
            <text:p>17772,474576271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14:.A272])" office:value-type="float" office:value="17772.4745762712" calcext:value-type="float">
            <text:p>17772,474576271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15:.A273])" office:value-type="float" office:value="17772.4745762712" calcext:value-type="float">
            <text:p>17772,474576271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16:.A274])" office:value-type="float" office:value="17772.4745762712" calcext:value-type="float">
            <text:p>17772,474576271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17:.A275])" office:value-type="float" office:value="624.813559322034" calcext:value-type="float">
            <text:p>624,813559322034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18:.A276])" office:value-type="float" office:value="624.813559322034" calcext:value-type="float">
            <text:p>624,813559322034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19:.A277])" office:value-type="float" office:value="624.813559322034" calcext:value-type="float">
            <text:p>624,813559322034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20:.A278])" office:value-type="float" office:value="0" calcext:value-type="float">
            <text:p>0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21:.A279])" office:value-type="float" office:value="0" calcext:value-type="float">
            <text:p>0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22:.A280])" office:value-type="float" office:value="0" calcext:value-type="float">
            <text:p>0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23:.A281])" office:value-type="float" office:value="0" calcext:value-type="float">
            <text:p>0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24:.A282])" office:value-type="float" office:value="0" calcext:value-type="float">
            <text:p>0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25:.A283])" office:value-type="float" office:value="0" calcext:value-type="float">
            <text:p>0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26:.A284])" office:value-type="float" office:value="0" calcext:value-type="float">
            <text:p>0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27:.A285])" office:value-type="float" office:value="0" calcext:value-type="float">
            <text:p>0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28:.A286])" office:value-type="float" office:value="0" calcext:value-type="float">
            <text:p>0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29:.A287])" office:value-type="float" office:value="0" calcext:value-type="float">
            <text:p>0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30:.A288])" office:value-type="float" office:value="0" calcext:value-type="float">
            <text:p>0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31:.A289])" office:value-type="float" office:value="0" calcext:value-type="float">
            <text:p>0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32:.A290])" office:value-type="float" office:value="0" calcext:value-type="float">
            <text:p>0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33:.A291])" office:value-type="float" office:value="0" calcext:value-type="float">
            <text:p>0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34:.A292])" office:value-type="float" office:value="0" calcext:value-type="float">
            <text:p>0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35:.A293])" office:value-type="float" office:value="0" calcext:value-type="float">
            <text:p>0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36:.A294])" office:value-type="float" office:value="0" calcext:value-type="float">
            <text:p>0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37:.A295])" office:value-type="float" office:value="0" calcext:value-type="float">
            <text:p>0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38:.A296])" office:value-type="float" office:value="0" calcext:value-type="float">
            <text:p>0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39:.A297])" office:value-type="float" office:value="0" calcext:value-type="float">
            <text:p>0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40:.A298])" office:value-type="float" office:value="0" calcext:value-type="float">
            <text:p>0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41:.A299])" office:value-type="float" office:value="0" calcext:value-type="float">
            <text:p>0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42:.A300])" office:value-type="float" office:value="0" calcext:value-type="float">
            <text:p>0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43:.A301])" office:value-type="float" office:value="0" calcext:value-type="float">
            <text:p>0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44:.A302])" office:value-type="float" office:value="0" calcext:value-type="float">
            <text:p>0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45:.A303])" office:value-type="float" office:value="0" calcext:value-type="float">
            <text:p>0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46:.A304])" office:value-type="float" office:value="0" calcext:value-type="float">
            <text:p>0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47:.A305])" office:value-type="float" office:value="0" calcext:value-type="float">
            <text:p>0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48:.A306])" office:value-type="float" office:value="0" calcext:value-type="float">
            <text:p>0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49:.A307])" office:value-type="float" office:value="0" calcext:value-type="float">
            <text:p>0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50:.A308])" office:value-type="float" office:value="0" calcext:value-type="float">
            <text:p>0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51:.A309])" office:value-type="float" office:value="0" calcext:value-type="float">
            <text:p>0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52:.A310])" office:value-type="float" office:value="0" calcext:value-type="float">
            <text:p>0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53:.A311])" office:value-type="float" office:value="0" calcext:value-type="float">
            <text:p>0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54:.A312])" office:value-type="float" office:value="0" calcext:value-type="float">
            <text:p>0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55:.A313])" office:value-type="float" office:value="0" calcext:value-type="float">
            <text:p>0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56:.A314])" office:value-type="float" office:value="0" calcext:value-type="float">
            <text:p>0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57:.A315])" office:value-type="float" office:value="0" calcext:value-type="float">
            <text:p>0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58:.A316])" office:value-type="float" office:value="0" calcext:value-type="float">
            <text:p>0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59:.A317])" office:value-type="float" office:value="0" calcext:value-type="float">
            <text:p>0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60:.A318])" office:value-type="float" office:value="0" calcext:value-type="float">
            <text:p>0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61:.A319])" office:value-type="float" office:value="0" calcext:value-type="float">
            <text:p>0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1011712" calcext:value-type="float">
            <text:p>1011712</text:p>
          </table:table-cell>
          <table:table-cell table:formula="of:=AVERAGE([.A262:.A320])" office:value-type="float" office:value="17147.6610169492" calcext:value-type="float">
            <text:p>17147,661016949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63:.A321])" office:value-type="float" office:value="17147.6610169492" calcext:value-type="float">
            <text:p>17147,661016949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64:.A322])" office:value-type="float" office:value="17147.6610169492" calcext:value-type="float">
            <text:p>17147,661016949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65:.A323])" office:value-type="float" office:value="17147.6610169492" calcext:value-type="float">
            <text:p>17147,661016949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66:.A324])" office:value-type="float" office:value="17147.6610169492" calcext:value-type="float">
            <text:p>17147,661016949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67:.A325])" office:value-type="float" office:value="17147.6610169492" calcext:value-type="float">
            <text:p>17147,661016949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68:.A326])" office:value-type="float" office:value="17147.6610169492" calcext:value-type="float">
            <text:p>17147,661016949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69:.A327])" office:value-type="float" office:value="17147.6610169492" calcext:value-type="float">
            <text:p>17147,661016949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70:.A328])" office:value-type="float" office:value="17147.6610169492" calcext:value-type="float">
            <text:p>17147,661016949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71:.A329])" office:value-type="float" office:value="17147.6610169492" calcext:value-type="float">
            <text:p>17147,661016949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72:.A330])" office:value-type="float" office:value="17147.6610169492" calcext:value-type="float">
            <text:p>17147,661016949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73:.A331])" office:value-type="float" office:value="17147.6610169492" calcext:value-type="float">
            <text:p>17147,661016949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74:.A332])" office:value-type="float" office:value="17147.6610169492" calcext:value-type="float">
            <text:p>17147,661016949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75:.A333])" office:value-type="float" office:value="17147.6610169492" calcext:value-type="float">
            <text:p>17147,661016949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76:.A334])" office:value-type="float" office:value="17147.6610169492" calcext:value-type="float">
            <text:p>17147,661016949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77:.A335])" office:value-type="float" office:value="17147.6610169492" calcext:value-type="float">
            <text:p>17147,661016949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78:.A336])" office:value-type="float" office:value="17147.6610169492" calcext:value-type="float">
            <text:p>17147,661016949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79:.A337])" office:value-type="float" office:value="17147.6610169492" calcext:value-type="float">
            <text:p>17147,661016949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80:.A338])" office:value-type="float" office:value="17147.6610169492" calcext:value-type="float">
            <text:p>17147,661016949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81:.A339])" office:value-type="float" office:value="17147.6610169492" calcext:value-type="float">
            <text:p>17147,661016949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82:.A340])" office:value-type="float" office:value="17147.6610169492" calcext:value-type="float">
            <text:p>17147,661016949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83:.A341])" office:value-type="float" office:value="17147.6610169492" calcext:value-type="float">
            <text:p>17147,661016949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84:.A342])" office:value-type="float" office:value="17147.6610169492" calcext:value-type="float">
            <text:p>17147,661016949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85:.A343])" office:value-type="float" office:value="17147.6610169492" calcext:value-type="float">
            <text:p>17147,661016949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86:.A344])" office:value-type="float" office:value="17147.6610169492" calcext:value-type="float">
            <text:p>17147,661016949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87:.A345])" office:value-type="float" office:value="17147.6610169492" calcext:value-type="float">
            <text:p>17147,661016949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88:.A346])" office:value-type="float" office:value="17147.6610169492" calcext:value-type="float">
            <text:p>17147,661016949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89:.A347])" office:value-type="float" office:value="17147.6610169492" calcext:value-type="float">
            <text:p>17147,661016949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90:.A348])" office:value-type="float" office:value="17147.6610169492" calcext:value-type="float">
            <text:p>17147,661016949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91:.A349])" office:value-type="float" office:value="17147.6610169492" calcext:value-type="float">
            <text:p>17147,661016949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92:.A350])" office:value-type="float" office:value="17147.6610169492" calcext:value-type="float">
            <text:p>17147,661016949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93:.A351])" office:value-type="float" office:value="17147.6610169492" calcext:value-type="float">
            <text:p>17147,661016949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94:.A352])" office:value-type="float" office:value="17147.6610169492" calcext:value-type="float">
            <text:p>17147,6610169492</text:p>
          </table:table-cell>
          <table:table-cell table:formula="of:=[.$C$60]" office:value-type="float" office:value="31136" calcext:value-type="float">
            <text:p>3113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00/00/00</text:date>, <text:time style:data-style-name="N2" text:time-value="16:39:59.9986531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02T16:43:43.462405013</dc:date>
    <meta:editing-duration>PT1H35M17S</meta:editing-duration>
    <meta:editing-cycles>5</meta:editing-cycles>
    <meta:generator>LibreOffice/6.4.7.2$Linux_X86_64 LibreOffice_project/40$Build-2</meta:generator>
    <meta:document-statistic meta:table-count="1" meta:cell-count="94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14cm" svg:height="7.883cm" xlink:href=".." xlink:type="simple" chart:class="chart:bar" chart:style-name="ch1">
        <chart:legend chart:legend-position="end" svg:x="10.825cm" svg:y="3.144cm" style:legend-expansion="high" chart:style-name="ch2"/>
        <chart:plot-area chart:style-name="ch3" table:cell-range-address="'experiment.odg'.A1:'experiment.odg'.C352" chart:data-source-has-labels="row" svg:x="0.28cm" svg:y="0.157cm" svg:width="10.265cm" svg:height="7.569cm">
          <chartooo:coordinate-region svg:x="1.642cm" svg:y="0.278cm" svg:width="8.903cm" svg:height="6.4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xperiment.odg'.A2:'experiment.odg'.A352" chart:label-cell-address="'experiment.odg'.A1:'experiment.odg'.A1" chart:class="chart:bar">
            <chart:data-point chart:repeated="295"/>
          </chart:series>
          <chart:series chart:style-name="ch8" chart:values-cell-range-address="'experiment.odg'.B2:'experiment.odg'.B352" chart:label-cell-address="'experiment.odg'.B1:'experiment.odg'.B1" chart:class="chart:bar">
            <chart:data-point chart:repeated="295"/>
          </chart:series>
          <chart:series chart:style-name="ch9" chart:values-cell-range-address="'experiment.odg'.C2:'experiment.odg'.C352" chart:label-cell-address="'experiment.odg'.C1:'experiment.odg'.C1" chart:class="chart:bar">
            <chart:data-point chart:repeated="29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/s</text:p>
                <draw:g>
                  <svg:desc>'experiment.odg'.A1:'experiment.odg'.A1</svg:desc>
                </draw:g>
              </table:table-cell>
              <table:table-cell office:value-type="string">
                <text:p>60s avg</text:p>
                <draw:g>
                  <svg:desc>'experiment.odg'.B1:'experiment.odg'.B1</svg:desc>
                </draw:g>
              </table:table-cell>
              <table:table-cell office:value-type="string">
                <text:p>Threshold value</text:p>
                <draw:g>
                  <svg:desc>'experiment.odg'.C1:'experiment.od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92">
                <text:p>8192</text:p>
                <draw:g>
                  <svg:desc>'experiment.odg'.A2:'experiment.odg'.A352</svg:desc>
                </draw:g>
              </table:table-cell>
              <table:table-cell office:value-type="float" office:value="NaN">
                <text:p>NaN</text:p>
                <draw:g>
                  <svg:desc>'experiment.odg'.B2:'experiment.odg'.B352</svg:desc>
                </draw:g>
              </table:table-cell>
              <table:table-cell office:value-type="float" office:value="NaN">
                <text:p>NaN</text:p>
                <draw:g>
                  <svg:desc>'experiment.odg'.C2:'experiment.odg'.C3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3598.1016949153">
                <text:p>43598.1016949153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96">
                <text:p>4096</text:p>
              </table:table-cell>
              <table:table-cell office:value-type="float" office:value="43528.6779661017">
                <text:p>43528.6779661017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3528.6779661017">
                <text:p>43528.6779661017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152">
                <text:p>49152</text:p>
              </table:table-cell>
              <table:table-cell office:value-type="float" office:value="41515.3898305085">
                <text:p>41515.3898305085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5168">
                <text:p>135168</text:p>
              </table:table-cell>
              <table:table-cell office:value-type="float" office:value="43112.1355932203">
                <text:p>43112.1355932203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2973.2881355932">
                <text:p>42973.288135593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96">
                <text:p>4096</text:p>
              </table:table-cell>
              <table:table-cell office:value-type="float" office:value="42973.2881355932">
                <text:p>42973.288135593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2973.2881355932">
                <text:p>42973.288135593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224">
                <text:p>180224</text:p>
              </table:table-cell>
              <table:table-cell office:value-type="float" office:value="43112.1355932203">
                <text:p>43112.1355932203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42903.8644067797">
                <text:p>42903.8644067797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42973.2881355932">
                <text:p>42973.288135593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2903.8644067797">
                <text:p>42903.8644067797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4688">
                <text:p>114688</text:p>
              </table:table-cell>
              <table:table-cell office:value-type="float" office:value="44847.7288135593">
                <text:p>44847.7288135593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632">
                <text:p>69632</text:p>
              </table:table-cell>
              <table:table-cell office:value-type="float" office:value="43042.7118644068">
                <text:p>43042.7118644068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43042.7118644068">
                <text:p>43042.7118644068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288">
                <text:p>12288</text:p>
              </table:table-cell>
              <table:table-cell office:value-type="float" office:value="43181.5593220339">
                <text:p>43181.5593220339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43181.5593220339">
                <text:p>43181.5593220339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4320">
                <text:p>184320</text:p>
              </table:table-cell>
              <table:table-cell office:value-type="float" office:value="44292.3389830508">
                <text:p>44292.3389830508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43181.5593220339">
                <text:p>43181.5593220339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96">
                <text:p>4096</text:p>
              </table:table-cell>
              <table:table-cell office:value-type="float" office:value="43250.9830508475">
                <text:p>43250.9830508475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43181.5593220339">
                <text:p>43181.5593220339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1072">
                <text:p>131072</text:p>
              </table:table-cell>
              <table:table-cell office:value-type="float" office:value="45403.1186440678">
                <text:p>45403.1186440678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248">
                <text:p>53248</text:p>
              </table:table-cell>
              <table:table-cell office:value-type="float" office:value="43320.406779661">
                <text:p>43320.406779661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43181.5593220339">
                <text:p>43181.5593220339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96">
                <text:p>4096</text:p>
              </table:table-cell>
              <table:table-cell office:value-type="float" office:value="43250.9830508475">
                <text:p>43250.9830508475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43112.1355932203">
                <text:p>43112.1355932203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4320">
                <text:p>184320</text:p>
              </table:table-cell>
              <table:table-cell office:value-type="float" office:value="46236.2033898305">
                <text:p>46236.2033898305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43112.1355932203">
                <text:p>43112.1355932203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96">
                <text:p>4096</text:p>
              </table:table-cell>
              <table:table-cell office:value-type="float" office:value="43181.5593220339">
                <text:p>43181.5593220339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43112.1355932203">
                <text:p>43112.1355932203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4320">
                <text:p>184320</text:p>
              </table:table-cell>
              <table:table-cell office:value-type="float" office:value="46236.2033898305">
                <text:p>46236.2033898305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45680.813559322">
                <text:p>45680.81355932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96">
                <text:p>4096</text:p>
              </table:table-cell>
              <table:table-cell office:value-type="float" office:value="43181.5593220339">
                <text:p>43181.5593220339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43181.5593220339">
                <text:p>43181.5593220339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7824">
                <text:p>77824</text:p>
              </table:table-cell>
              <table:table-cell office:value-type="float" office:value="44431.186440678">
                <text:p>44431.186440678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2400">
                <text:p>102400</text:p>
              </table:table-cell>
              <table:table-cell office:value-type="float" office:value="46166.779661017">
                <text:p>46166.779661017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43598.1016949153">
                <text:p>43598.1016949153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96">
                <text:p>4096</text:p>
              </table:table-cell>
              <table:table-cell office:value-type="float" office:value="43112.1355932203">
                <text:p>43112.1355932203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43112.1355932203">
                <text:p>43112.1355932203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4320">
                <text:p>184320</text:p>
              </table:table-cell>
              <table:table-cell office:value-type="float" office:value="46166.779661017">
                <text:p>46166.779661017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46166.779661017">
                <text:p>46166.779661017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288">
                <text:p>12288</text:p>
              </table:table-cell>
              <table:table-cell office:value-type="float" office:value="43181.5593220339">
                <text:p>43181.5593220339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43181.5593220339">
                <text:p>43181.5593220339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8416">
                <text:p>188416</text:p>
              </table:table-cell>
              <table:table-cell office:value-type="float" office:value="46305.6271186441">
                <text:p>46305.6271186441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46305.6271186441">
                <text:p>46305.6271186441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96">
                <text:p>4096</text:p>
              </table:table-cell>
              <table:table-cell office:value-type="float" office:value="45541.9661016949">
                <text:p>45541.9661016949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43320.406779661">
                <text:p>43320.406779661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4320">
                <text:p>184320</text:p>
              </table:table-cell>
              <table:table-cell office:value-type="float" office:value="46444.4745762712">
                <text:p>46444.474576271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46375.0508474576">
                <text:p>46375.0508474576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192">
                <text:p>8192</text:p>
              </table:table-cell>
              <table:table-cell office:value-type="float" office:value="46513.8983050847">
                <text:p>46513.8983050847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44986.5762711864">
                <text:p>44986.5762711864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4320">
                <text:p>184320</text:p>
              </table:table-cell>
              <table:table-cell office:value-type="float" office:value="48110.6440677966">
                <text:p>48110.6440677966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48110.6440677966">
                <text:p>48110.6440677966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192">
                <text:p>8192</text:p>
              </table:table-cell>
              <table:table-cell office:value-type="float" office:value="48041.2203389831">
                <text:p>48041.2203389831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44986.5762711864">
                <text:p>44986.5762711864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264">
                <text:p>139264</text:p>
              </table:table-cell>
              <table:table-cell office:value-type="float" office:value="47346.9830508475">
                <text:p>47346.9830508475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960">
                <text:p>40960</text:p>
              </table:table-cell>
              <table:table-cell office:value-type="float" office:value="44917.1525423729">
                <text:p>44917.1525423729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44917.1525423729">
                <text:p>44917.1525423729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440">
                <text:p>61440</text:p>
              </table:table-cell>
              <table:table-cell office:value-type="float" office:value="42834.4406779661">
                <text:p>42834.4406779661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6976">
                <text:p>126976</text:p>
              </table:table-cell>
              <table:table-cell office:value-type="float" office:value="44986.5762711864">
                <text:p>44986.5762711864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44917.1525423729">
                <text:p>44917.1525423729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96">
                <text:p>4096</text:p>
              </table:table-cell>
              <table:table-cell office:value-type="float" office:value="44986.5762711864">
                <text:p>44986.5762711864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44153.4915254237">
                <text:p>44153.4915254237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6608">
                <text:p>196608</text:p>
              </table:table-cell>
              <table:table-cell office:value-type="float" office:value="45194.8474576271">
                <text:p>45194.8474576271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45194.8474576271">
                <text:p>45194.8474576271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96">
                <text:p>4096</text:p>
              </table:table-cell>
              <table:table-cell office:value-type="float" office:value="45194.8474576271">
                <text:p>45194.8474576271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45194.8474576271">
                <text:p>45194.8474576271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4320">
                <text:p>184320</text:p>
              </table:table-cell>
              <table:table-cell office:value-type="float" office:value="45264.2711864407">
                <text:p>45264.2711864407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45264.2711864407">
                <text:p>45264.2711864407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96">
                <text:p>4096</text:p>
              </table:table-cell>
              <table:table-cell office:value-type="float" office:value="45264.2711864407">
                <text:p>45264.2711864407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45264.2711864407">
                <text:p>45264.2711864407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2880">
                <text:p>122880</text:p>
              </table:table-cell>
              <table:table-cell office:value-type="float" office:value="45403.1186440678">
                <text:p>45403.1186440678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44222.9152542373">
                <text:p>44222.9152542373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44222.9152542373">
                <text:p>44222.9152542373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44014.6440677966">
                <text:p>44014.6440677966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4320">
                <text:p>184320</text:p>
              </table:table-cell>
              <table:table-cell office:value-type="float" office:value="47138.7118644068">
                <text:p>47138.7118644068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92">
                <text:p>8192</text:p>
              </table:table-cell>
              <table:table-cell office:value-type="float" office:value="44153.4915254237">
                <text:p>44153.4915254237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44153.4915254237">
                <text:p>44153.4915254237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44084.0677966102">
                <text:p>44084.067796610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016">
                <text:p>86016</text:p>
              </table:table-cell>
              <table:table-cell office:value-type="float" office:value="45541.9661016949">
                <text:p>45541.9661016949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2400">
                <text:p>102400</text:p>
              </table:table-cell>
              <table:table-cell office:value-type="float" office:value="45056">
                <text:p>45056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44153.4915254237">
                <text:p>44153.4915254237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44153.4915254237">
                <text:p>44153.4915254237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44084.0677966102">
                <text:p>44084.067796610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4320">
                <text:p>184320</text:p>
              </table:table-cell>
              <table:table-cell office:value-type="float" office:value="47208.1355932203">
                <text:p>47208.1355932203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44084.0677966102">
                <text:p>44084.067796610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96">
                <text:p>4096</text:p>
              </table:table-cell>
              <table:table-cell office:value-type="float" office:value="44153.4915254237">
                <text:p>44153.4915254237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44084.0677966102">
                <text:p>44084.067796610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6128">
                <text:p>176128</text:p>
              </table:table-cell>
              <table:table-cell office:value-type="float" office:value="47069.2881355932">
                <text:p>47069.288135593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43945.2203389831">
                <text:p>43945.2203389831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96">
                <text:p>4096</text:p>
              </table:table-cell>
              <table:table-cell office:value-type="float" office:value="44014.6440677966">
                <text:p>44014.6440677966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43945.2203389831">
                <text:p>43945.2203389831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8416">
                <text:p>188416</text:p>
              </table:table-cell>
              <table:table-cell office:value-type="float" office:value="47138.7118644068">
                <text:p>47138.7118644068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45819.6610169492">
                <text:p>45819.661016949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96">
                <text:p>4096</text:p>
              </table:table-cell>
              <table:table-cell office:value-type="float" office:value="44153.4915254237">
                <text:p>44153.4915254237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44153.4915254237">
                <text:p>44153.4915254237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2512">
                <text:p>192512</text:p>
              </table:table-cell>
              <table:table-cell office:value-type="float" office:value="47346.9830508475">
                <text:p>47346.9830508475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47346.9830508475">
                <text:p>47346.9830508475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96">
                <text:p>4096</text:p>
              </table:table-cell>
              <table:table-cell office:value-type="float" office:value="44292.3389830508">
                <text:p>44292.3389830508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44292.3389830508">
                <text:p>44292.3389830508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6608">
                <text:p>196608</text:p>
              </table:table-cell>
              <table:table-cell office:value-type="float" office:value="47416.406779661">
                <text:p>47416.406779661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47416.406779661">
                <text:p>47416.406779661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192">
                <text:p>8192</text:p>
              </table:table-cell>
              <table:table-cell office:value-type="float" office:value="44361.7627118644">
                <text:p>44361.7627118644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44361.7627118644">
                <text:p>44361.7627118644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4320">
                <text:p>184320</text:p>
              </table:table-cell>
              <table:table-cell office:value-type="float" office:value="47416.406779661">
                <text:p>47416.406779661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47416.406779661">
                <text:p>47416.406779661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096">
                <text:p>4096</text:p>
              </table:table-cell>
              <table:table-cell office:value-type="float" office:value="44361.7627118644">
                <text:p>44361.7627118644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44361.7627118644">
                <text:p>44361.7627118644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8416">
                <text:p>188416</text:p>
              </table:table-cell>
              <table:table-cell office:value-type="float" office:value="47416.406779661">
                <text:p>47416.406779661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47416.406779661">
                <text:p>47416.406779661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96">
                <text:p>4096</text:p>
              </table:table-cell>
              <table:table-cell office:value-type="float" office:value="44361.7627118644">
                <text:p>44361.7627118644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672">
                <text:p>28672</text:p>
              </table:table-cell>
              <table:table-cell office:value-type="float" office:value="44847.7288135593">
                <text:p>44847.7288135593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9744">
                <text:p>159744</text:p>
              </table:table-cell>
              <table:table-cell office:value-type="float" office:value="47416.406779661">
                <text:p>47416.406779661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47416.406779661">
                <text:p>47416.406779661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096">
                <text:p>4096</text:p>
              </table:table-cell>
              <table:table-cell office:value-type="float" office:value="45125.4237288136">
                <text:p>45125.4237288136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44431.186440678">
                <text:p>44431.186440678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0224">
                <text:p>180224</text:p>
              </table:table-cell>
              <table:table-cell office:value-type="float" office:value="47485.8305084746">
                <text:p>47485.8305084746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46444.4745762712">
                <text:p>46444.474576271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96">
                <text:p>4096</text:p>
              </table:table-cell>
              <table:table-cell office:value-type="float" office:value="44361.7627118644">
                <text:p>44361.7627118644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44361.7627118644">
                <text:p>44361.7627118644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4320">
                <text:p>184320</text:p>
              </table:table-cell>
              <table:table-cell office:value-type="float" office:value="47416.406779661">
                <text:p>47416.406779661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47416.406779661">
                <text:p>47416.406779661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096">
                <text:p>4096</text:p>
              </table:table-cell>
              <table:table-cell office:value-type="float" office:value="44153.4915254237">
                <text:p>44153.4915254237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96">
                <text:p>4096</text:p>
              </table:table-cell>
              <table:table-cell office:value-type="float" office:value="44222.9152542373">
                <text:p>44222.9152542373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0224">
                <text:p>180224</text:p>
              </table:table-cell>
              <table:table-cell office:value-type="float" office:value="47208.1355932203">
                <text:p>47208.1355932203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47208.1355932203">
                <text:p>47208.1355932203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96">
                <text:p>4096</text:p>
              </table:table-cell>
              <table:table-cell office:value-type="float" office:value="44153.4915254237">
                <text:p>44153.4915254237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576">
                <text:p>24576</text:p>
              </table:table-cell>
              <table:table-cell office:value-type="float" office:value="44570.0338983051">
                <text:p>44570.0338983051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3840">
                <text:p>163840</text:p>
              </table:table-cell>
              <table:table-cell office:value-type="float" office:value="47277.5593220339">
                <text:p>47277.5593220339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47277.5593220339">
                <text:p>47277.5593220339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096">
                <text:p>4096</text:p>
              </table:table-cell>
              <table:table-cell office:value-type="float" office:value="45264.2711864407">
                <text:p>45264.2711864407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45264.2711864407">
                <text:p>45264.2711864407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6608">
                <text:p>196608</text:p>
              </table:table-cell>
              <table:table-cell office:value-type="float" office:value="48596.6101694915">
                <text:p>48596.6101694915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48596.6101694915">
                <text:p>48596.6101694915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96">
                <text:p>4096</text:p>
              </table:table-cell>
              <table:table-cell office:value-type="float" office:value="45541.9661016949">
                <text:p>45541.9661016949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45403.1186440678">
                <text:p>45403.1186440678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4320">
                <text:p>184320</text:p>
              </table:table-cell>
              <table:table-cell office:value-type="float" office:value="48527.186440678">
                <text:p>48527.186440678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48527.186440678">
                <text:p>48527.186440678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96">
                <text:p>4096</text:p>
              </table:table-cell>
              <table:table-cell office:value-type="float" office:value="47138.7118644068">
                <text:p>47138.7118644068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45403.1186440678">
                <text:p>45403.1186440678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5280">
                <text:p>225280</text:p>
              </table:table-cell>
              <table:table-cell office:value-type="float" office:value="49221.4237288136">
                <text:p>49221.4237288136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49221.4237288136">
                <text:p>49221.4237288136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288">
                <text:p>12288</text:p>
              </table:table-cell>
              <table:table-cell office:value-type="float" office:value="49429.6949152542">
                <text:p>49429.694915254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46305.6271186441">
                <text:p>46305.6271186441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2512">
                <text:p>192512</text:p>
              </table:table-cell>
              <table:table-cell office:value-type="float" office:value="49568.5423728814">
                <text:p>49568.5423728814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49499.1186440678">
                <text:p>49499.1186440678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096">
                <text:p>4096</text:p>
              </table:table-cell>
              <table:table-cell office:value-type="float" office:value="49568.5423728814">
                <text:p>49568.5423728814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2768">
                <text:p>32768</text:p>
              </table:table-cell>
              <table:table-cell office:value-type="float" office:value="47138.7118644068">
                <text:p>47138.7118644068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5168">
                <text:p>135168</text:p>
              </table:table-cell>
              <table:table-cell office:value-type="float" office:value="49429.6949152542">
                <text:p>49429.694915254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49360.2711864407">
                <text:p>49360.2711864407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49360.2711864407">
                <text:p>49360.2711864407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46166.779661017">
                <text:p>46166.779661017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46166.779661017">
                <text:p>46166.779661017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46097.3559322034">
                <text:p>46097.3559322034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46097.3559322034">
                <text:p>46097.3559322034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42834.4406779661">
                <text:p>42834.4406779661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11712">
                <text:p>1011712</text:p>
              </table:table-cell>
              <table:table-cell office:value-type="float" office:value="59982.1016949153">
                <text:p>59982.1016949153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59912.6779661017">
                <text:p>59912.6779661017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59912.6779661017">
                <text:p>59912.6779661017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6864">
                <text:p>36864</text:p>
              </table:table-cell>
              <table:table-cell office:value-type="float" office:value="57205.1525423729">
                <text:p>57205.1525423729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57205.1525423729">
                <text:p>57205.1525423729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57066.3050847458">
                <text:p>57066.3050847458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57066.3050847458">
                <text:p>57066.3050847458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53942.2372881356">
                <text:p>53942.2372881356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53942.2372881356">
                <text:p>53942.2372881356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53872.813559322">
                <text:p>53872.81355932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53872.813559322">
                <text:p>53872.81355932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50679.3220338983">
                <text:p>50679.3220338983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50679.3220338983">
                <text:p>50679.3220338983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50609.8983050847">
                <text:p>50609.8983050847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50123.9322033898">
                <text:p>50123.9322033898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47416.406779661">
                <text:p>47416.406779661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47416.406779661">
                <text:p>47416.406779661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47346.9830508475">
                <text:p>47346.9830508475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47346.9830508475">
                <text:p>47346.9830508475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44292.3389830508">
                <text:p>44292.3389830508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44292.3389830508">
                <text:p>44292.3389830508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44222.9152542373">
                <text:p>44222.9152542373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44222.9152542373">
                <text:p>44222.9152542373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41098.8474576271">
                <text:p>41098.8474576271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41098.8474576271">
                <text:p>41098.8474576271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41029.4237288136">
                <text:p>41029.4237288136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40960">
                <text:p>4096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37905.3559322034">
                <text:p>37905.3559322034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37905.3559322034">
                <text:p>37905.3559322034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37835.9322033898">
                <text:p>37835.9322033898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37419.3898305085">
                <text:p>37419.3898305085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34642.4406779661">
                <text:p>34642.4406779661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34642.4406779661">
                <text:p>34642.4406779661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34573.0169491525">
                <text:p>34573.0169491525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34573.0169491525">
                <text:p>34573.0169491525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31240.6779661017">
                <text:p>31240.6779661017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31240.6779661017">
                <text:p>31240.6779661017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31171.2542372881">
                <text:p>31171.2542372881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31171.2542372881">
                <text:p>31171.2542372881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28047.186440678">
                <text:p>28047.186440678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28047.186440678">
                <text:p>28047.186440678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7977.7627118644">
                <text:p>27977.7627118644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27977.7627118644">
                <text:p>27977.7627118644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24159.4576271186">
                <text:p>24159.4576271186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24159.4576271186">
                <text:p>24159.4576271186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23951.186440678">
                <text:p>23951.186440678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23951.186440678">
                <text:p>23951.186440678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20688.2711864407">
                <text:p>20688.2711864407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20688.2711864407">
                <text:p>20688.2711864407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20618.8474576271">
                <text:p>20618.8474576271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20063.4576271186">
                <text:p>20063.4576271186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17772.4745762712">
                <text:p>17772.474576271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17772.4745762712">
                <text:p>17772.474576271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17772.4745762712">
                <text:p>17772.474576271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17772.4745762712">
                <text:p>17772.474576271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17772.4745762712">
                <text:p>17772.474576271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17772.4745762712">
                <text:p>17772.474576271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17772.4745762712">
                <text:p>17772.474576271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17772.4745762712">
                <text:p>17772.474576271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624.813559322034">
                <text:p>624.813559322034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624.813559322034">
                <text:p>624.813559322034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624.813559322034">
                <text:p>624.813559322034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11712">
                <text:p>1011712</text:p>
              </table:table-cell>
              <table:table-cell office:value-type="float" office:value="17147.6610169492">
                <text:p>17147.661016949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17147.6610169492">
                <text:p>17147.661016949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17147.6610169492">
                <text:p>17147.661016949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17147.6610169492">
                <text:p>17147.661016949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17147.6610169492">
                <text:p>17147.661016949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17147.6610169492">
                <text:p>17147.661016949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17147.6610169492">
                <text:p>17147.661016949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17147.6610169492">
                <text:p>17147.661016949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17147.6610169492">
                <text:p>17147.661016949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17147.6610169492">
                <text:p>17147.661016949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17147.6610169492">
                <text:p>17147.661016949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17147.6610169492">
                <text:p>17147.661016949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17147.6610169492">
                <text:p>17147.661016949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17147.6610169492">
                <text:p>17147.661016949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17147.6610169492">
                <text:p>17147.661016949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17147.6610169492">
                <text:p>17147.661016949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17147.6610169492">
                <text:p>17147.661016949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17147.6610169492">
                <text:p>17147.661016949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17147.6610169492">
                <text:p>17147.661016949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17147.6610169492">
                <text:p>17147.661016949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17147.6610169492">
                <text:p>17147.661016949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17147.6610169492">
                <text:p>17147.661016949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17147.6610169492">
                <text:p>17147.661016949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17147.6610169492">
                <text:p>17147.661016949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17147.6610169492">
                <text:p>17147.661016949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17147.6610169492">
                <text:p>17147.661016949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17147.6610169492">
                <text:p>17147.661016949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17147.6610169492">
                <text:p>17147.661016949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17147.6610169492">
                <text:p>17147.661016949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17147.6610169492">
                <text:p>17147.661016949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17147.6610169492">
                <text:p>17147.661016949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17147.6610169492">
                <text:p>17147.6610169492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17147.6610169492">
                <text:p>17147.6610169492</text:p>
              </table:table-cell>
              <table:table-cell office:value-type="float" office:value="31136">
                <text:p>311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